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5cm" fo:min-width="3.835cm"/>
      <style:paragraph-properties style:writing-mode="lr-tb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 fo:min-height="1.565cm" fo:min-width="3.692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785cm" fo:min-width="3.835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75cm" fo:min-width="3.726cm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0.491cm" fo:min-width="2.057cm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287cm" fo:min-width="2.057cm"/>
      <style:paragraph-properties style:writing-mode="lr-tb"/>
    </style:style>
    <style:style style:name="gr7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8" style:family="graphic" style:parent-style-name="standard">
      <style:graphic-properties draw:fill-color="#800080" draw:textarea-horizontal-align="justify" draw:textarea-vertical-align="middle" draw:auto-grow-height="false" fo:min-height="1.565cm" fo:min-width="3.693cm"/>
      <style:paragraph-properties style:writing-mode="lr-tb"/>
    </style:style>
    <style:style style:name="gr9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29" draw:marker-end-width="0.3cm" draw:fill="none" draw:textarea-vertical-align="middle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1.182cm" fo:min-width="2.006cm"/>
      <style:paragraph-properties style:writing-mode="lr-tb"/>
    </style:style>
    <style:style style:name="gr13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1.75cm" fo:min-width="3.75cm"/>
      <style:paragraph-properties style:writing-mode="lr-tb"/>
    </style:style>
    <style:style style:name="gr16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45cm"/>
      <style:paragraph-properties style:writing-mode="lr-tb"/>
    </style:style>
    <style:style style:name="gr18" style:family="graphic" style:parent-style-name="objectwithoutfill">
      <style:graphic-properties draw:marker-end="Puntas_20_de_20_flecha_20_34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37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38" draw:marker-end-width="0.3cm" draw:fill="none" draw:textarea-vertical-align="middle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1.75cm" fo:min-width="4cm"/>
      <style:paragraph-properties style:writing-mode="lr-tb"/>
    </style:style>
    <style:style style:name="gr23" style:family="graphic" style:parent-style-name="objectwithoutfill">
      <style:graphic-properties draw:marker-end="Puntas_20_de_20_flecha_20_39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40" draw:marker-end-width="0.3cm" draw:fill="none" draw:textarea-vertical-align="middle"/>
    </style:style>
    <style:style style:name="gr25" style:family="graphic" style:parent-style-name="objectwithoutfill">
      <style:graphic-properties draw:marker-end="Puntas_20_de_20_flecha_20_41" draw:marker-end-width="0.3cm" draw:fill="none" draw:textarea-vertical-align="middle"/>
    </style:style>
    <style:style style:name="gr26" style:family="graphic" style:parent-style-name="objectwithoutfill">
      <style:graphic-properties draw:marker-end="Puntas_20_de_20_flecha_20_4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loext:graphic-properties draw:fill-color="#800080"/>
      <style:paragraph-properties fo:text-align="center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000000" loext:opacity="100%"/>
    </style:style>
    <style:style style:name="P4" style:family="paragraph">
      <loext:graphic-properties draw:fill-color="#ffff00"/>
      <style:paragraph-properties fo:text-align="center" style:writing-mode="lr-tb"/>
      <style:text-properties fo:color="#000000" loext:opacity="100%"/>
    </style:style>
    <style:style style:name="P5" style:family="paragraph">
      <loext:graphic-properties draw:fill-color="#00a933"/>
      <style:paragraph-properties fo:text-align="center" style:writing-mode="lr-tb"/>
      <style:text-properties fo:color="#ffffff" loext:opacity="100%"/>
    </style:style>
    <style:style style:name="P6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7" style:family="paragraph">
      <loext:graphic-properties draw:fill-color="#800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8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9" style:family="paragraph">
      <loext:graphic-properties draw:fill-color="#ffff00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a933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3pt" style:font-size-asian="13pt" style:font-size-complex="13pt"/>
    </style:style>
    <style:style style:name="T3" style:family="text">
      <style:text-properties fo:color="#000000" loext:opacity="100%" fo:font-size="4.90000009536743pt" style:font-size-asian="4.90000009536743pt" style:font-size-complex="4.90000009536743pt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fo:color="#ffffff" loext:opacity="100%" fo:font-size="16pt" style:font-size-asian="16pt" style:font-size-complex="16pt"/>
    </style:style>
    <style:style style:name="T6" style:family="text">
      <style:text-properties fo:color="#ffffff" loext:opacity="100%" fo:font-size="7pt" style:font-size-asian="7pt" style:font-size-complex="7pt"/>
    </style:style>
    <style:style style:name="T7" style:family="text">
      <style:text-properties fo:color="#ffffff" loext:opacity="100%" fo:font-size="11pt" style:font-size-asian="11pt" style:font-size-complex="11pt"/>
    </style:style>
    <style:style style:name="T8" style:family="text">
      <style:text-properties fo:color="#000000" loext:opacity="100%" fo:font-size="11pt" style:font-size-asian="11pt" style:font-size-complex="11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.5pt" style:font-size-asian="10.5pt" style:font-size-complex="10.5pt"/>
    </style:style>
    <style:style style:name="T11" style:family="text">
      <style:text-properties fo:color="#ffffff" loext:opacity="100%" fo:font-size="10.5pt" style:font-size-asian="10.5pt" style:font-size-complex="10.5pt"/>
    </style:style>
    <style:style style:name="T12" style:family="text">
      <style:text-properties fo:color="#ffffff" loext:opacity="100%" fo:font-size="20pt" style:font-size-asian="20pt" style:font-size-complex="20pt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335cm" svg:height="2.035cm" svg:x="1.05cm" svg:y="8.286cm">
          <text:p text:style-name="P1"><text:span text:style-name="T1">Obje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192cm" svg:height="1.815cm" svg:x="5.804cm" svg:y="17.531cm">
          <text:p text:style-name="P1"><text:span text:style-name="T1">Collection 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4.335cm" svg:height="2.035cm" svg:x="6.665cm" svg:y="8.25cm">
          <text:p text:style-name="P3"><text:span text:style-name="T2">AbstractCollection</text:span></text:p>
          <text:p text:style-name="P3"><text:span text:style-name="T3"/></text:p>
          <text:p text:style-name="P3"><text:span text:style-name="T4">Implementa Collection e Ite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4.226cm" svg:height="2cm" svg:x="17.49cm" svg:y="8.25cm">
          <text:p text:style-name="P1"><text:span text:style-name="T5">ArrayList</text:span></text:p>
          <text:p text:style-name="P1"><text:span text:style-name="T6">Implementa <text:s text:c="4"/>Serializable, Cloneable, Iterable&lt;E&gt;, Collection&lt;E&gt;, List&lt;E&gt;, RandomAc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57cm" svg:height="0.741cm" svg:x="25.27cm" svg:y="14.75cm">
          <text:p text:style-name="P6"><text:span text:style-name="T7">Interf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557cm" svg:height="0.537cm" svg:x="25.27cm" svg:y="15.67cm">
          <text:p text:style-name="P8"><text:span text:style-name="T8">Abstracta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5.385cm" svg:y1="9.303cm" svg:x2="6.665cm" svg:y2="9.267cm" draw:start-shape="id1" draw:start-glue-point="1" draw:end-shape="id2" draw:end-glue-point="3" svg:d="M5385 9303h639v-36h641" svg:viewBox="0 0 1281 37">
          <text:p/>
        </draw:connector>
        <draw:custom-shape draw:style-name="gr8" draw:text-style-name="P2" xml:id="id6" draw:id="id6" draw:layer="layout" svg:width="4.193cm" svg:height="1.815cm" svg:x="1.05cm" svg:y="17.5cm">
          <text:p text:style-name="P1"><text:span text:style-name="T1">Iterable 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4.335cm" svg:height="2.035cm" svg:x="12.15cm" svg:y="8.25cm">
          <text:p text:style-name="P3"><text:span text:style-name="T9">AbstractList</text:span></text:p>
          <text:p text:style-name="P3"><text:span text:style-name="T10">Implementa List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11cm" svg:y1="9.267cm" svg:x2="12.15cm" svg:y2="9.267cm" draw:start-shape="id2" draw:start-glue-point="1" draw:end-shape="id3" draw:end-glue-point="3" svg:d="M11000 9267h1150" svg:viewBox="0 0 1151 1">
          <text:p/>
        </draw:connector>
        <draw:custom-shape draw:style-name="gr8" draw:text-style-name="P2" xml:id="id5" draw:id="id5" draw:layer="layout" svg:width="4.193cm" svg:height="1.815cm" svg:x="10.639cm" svg:y="17.562cm">
          <text:p text:style-name="P1"><text:span text:style-name="T1">List 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svg:x1="9.996cm" svg:y1="18.438cm" svg:x2="10.639cm" svg:y2="18.469cm" draw:start-shape="id4" draw:start-glue-point="1" draw:end-shape="id5" draw:end-glue-point="3" svg:d="M9996 18438h321v31h322" svg:viewBox="0 0 644 32">
          <text:p/>
        </draw:connector>
        <draw:connector draw:style-name="gr11" draw:text-style-name="P10" draw:layer="layout" svg:x1="5.243cm" svg:y1="18.407cm" svg:x2="5.804cm" svg:y2="18.438cm" draw:start-shape="id6" draw:start-glue-point="1" draw:end-shape="id4" draw:end-glue-point="3" svg:d="M5243 18407h280v31h281" svg:viewBox="0 0 562 32">
          <text:p/>
        </draw:connector>
        <draw:custom-shape draw:style-name="gr12" draw:text-style-name="P11" draw:layer="layout" svg:width="2.506cm" svg:height="1.432cm" svg:x="25.327cm" svg:y="16.565cm">
          <text:p text:style-name="P6"><text:span text:style-name="T11">Clase instanciable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svg:x1="16.485cm" svg:y1="9.267cm" svg:x2="17.49cm" svg:y2="9.25cm" draw:start-shape="id3" draw:start-glue-point="1" draw:end-shape="id7" draw:end-glue-point="3" svg:d="M16485 9267h502v-17h503" svg:viewBox="0 0 1006 18">
          <text:p/>
        </draw:connector>
        <draw:custom-shape draw:style-name="gr3" draw:text-style-name="P4" xml:id="id8" draw:id="id8" draw:layer="layout" svg:width="4.335cm" svg:height="2.035cm" svg:x="6.929cm" svg:y="2.215cm">
          <text:p text:style-name="P3"><text:span text:style-name="T9">Number</text:span></text:p>
          <text:p text:style-name="P3"><text:span text:style-name="T4">Implementa Serializable</text:span>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draw:line-skew="-0.406cm" svg:x1="5.385cm" svg:y1="9.303cm" svg:x2="6.929cm" svg:y2="3.232cm" draw:start-shape="id1" draw:start-glue-point="1" draw:end-shape="id8" draw:end-glue-point="3" svg:d="M5385 9303h365v-6071h1179" svg:viewBox="0 0 1545 6072">
          <text:p/>
        </draw:connector>
        <draw:custom-shape draw:style-name="gr15" draw:text-style-name="P5" xml:id="id9" draw:id="id9" draw:layer="layout" svg:width="4.25cm" svg:height="2cm" svg:x="12.329cm" svg:y="2.215cm">
          <text:p text:style-name="P1"><text:span text:style-name="T12">Integer</text:span></text:p>
          <text:p text:style-name="P1"><text:span text:style-name="T6"/></text:p>
          <text:p text:style-name="P1"><text:span text:style-name="T6">implementa Comparable&lt;Integer&gt;</text:span></text:p>
          <draw:enhanced-geometry svg:viewBox="0 0 21600 21600" draw:type="rectangle" draw:enhanced-path="M 0 0 L 21600 0 21600 21600 0 21600 0 0 Z N"/>
        </draw:custom-shape>
        <draw:g>
          <draw:line draw:style-name="gr16" draw:text-style-name="P10" draw:layer="layout" svg:x1="25cm" svg:y1="18.892cm" svg:x2="28cm" svg:y2="18.892cm">
            <text:p/>
          </draw:line>
          <draw:frame draw:style-name="gr17" draw:text-style-name="P12" draw:layer="layout" svg:width="2cm" svg:height="0.895cm" svg:x="25.5cm" svg:y="18.355cm">
            <draw:text-box>
              <text:p><text:span text:style-name="T13">extiende</text:span></text:p>
            </draw:text-box>
          </draw:frame>
        </draw:g>
        <draw:connector draw:style-name="gr18" draw:text-style-name="P10" draw:layer="layout" svg:x1="11.264cm" svg:y1="3.232cm" svg:x2="12.329cm" svg:y2="3.215cm" draw:start-shape="id8" draw:start-glue-point="1" draw:end-shape="id9" draw:end-glue-point="3" svg:d="M11264 3232h532v-17h533" svg:viewBox="0 0 1066 18">
          <text:p/>
        </draw:connector>
        <draw:custom-shape draw:style-name="gr15" draw:text-style-name="P5" draw:layer="layout" svg:width="4.25cm" svg:height="2cm" svg:x="17.5cm" svg:y="2.193cm">
          <text:p text:style-name="P1"><text:span text:style-name="T12">Byte</text:span></text:p>
          <text:p text:style-name="P1"><text:span text:style-name="T6"/></text:p>
          <text:p text:style-name="P1"><text:span text:style-name="T6">implementa Comparable&lt;Byte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4.335cm" svg:height="2.035cm" svg:x="12.165cm" svg:y="11.25cm">
          <text:p text:style-name="P3"><text:span text:style-name="T2">AbstractSequentialList&lt;E&gt;</text:span></text:p>
          <text:p text:style-name="P3"><text:span text:style-name="T10"/></text:p>
          <draw:enhanced-geometry svg:viewBox="0 0 21600 21600" draw:type="rectangle" draw:enhanced-path="M 0 0 L 21600 0 21600 21600 0 21600 0 0 Z N"/>
        </draw:custom-shape>
        <draw:connector draw:style-name="gr19" draw:text-style-name="P10" draw:layer="layout" svg:x1="14.317cm" svg:y1="10.285cm" svg:x2="14.332cm" svg:y2="11.25cm" draw:start-shape="id3" draw:start-glue-point="2" draw:end-shape="id10" draw:end-glue-point="0" svg:d="M14317 10285v482h15v483" svg:viewBox="0 0 16 966">
          <text:p/>
        </draw:connector>
        <draw:custom-shape draw:style-name="gr4" draw:text-style-name="P5" xml:id="id11" draw:id="id11" draw:layer="layout" svg:width="4.226cm" svg:height="2cm" svg:x="17.524cm" svg:y="11.299cm">
          <text:p text:style-name="P1"><text:span text:style-name="T5">LinkedList</text:span></text:p>
          <text:p text:style-name="P1"><text:span text:style-name="T6">Implementa <text:s text:c="4"/>Serializable, Cloneable, Iterable&lt;E&gt;, Collection&lt;E&gt;Deque&lt;E&gt;, List&lt;E&gt;, Queue&lt;E&gt;</text:span></text:p>
          <draw:enhanced-geometry svg:viewBox="0 0 21600 21600" draw:type="rectangle" draw:enhanced-path="M 0 0 L 21600 0 21600 21600 0 21600 0 0 Z N"/>
        </draw:custom-shape>
        <draw:connector draw:style-name="gr20" draw:text-style-name="P10" draw:layer="layout" svg:x1="16.5cm" svg:y1="12.267cm" svg:x2="17.524cm" svg:y2="12.299cm" draw:start-shape="id10" draw:start-glue-point="1" draw:end-shape="id11" draw:end-glue-point="3" svg:d="M16500 12267h512v32h512" svg:viewBox="0 0 1025 33">
          <text:p/>
        </draw:connector>
        <draw:custom-shape draw:style-name="gr3" draw:text-style-name="P4" xml:id="id12" draw:id="id12" draw:layer="layout" svg:width="4.335cm" svg:height="2.035cm" svg:x="6.75cm" svg:y="5.465cm">
          <text:p text:style-name="P3"><text:span text:style-name="T9">AbstractMap</text:span></text:p>
          <text:p text:style-name="P3"><text:span text:style-name="T10">Implementa Map</text:span>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svg:x1="5.385cm" svg:y1="9.303cm" svg:x2="6.75cm" svg:y2="6.482cm" draw:start-shape="id1" draw:start-glue-point="1" draw:end-shape="id12" draw:end-glue-point="3" svg:d="M5385 9303h682v-2821h683" svg:viewBox="0 0 1366 2822">
          <text:p/>
        </draw:connector>
        <draw:custom-shape draw:style-name="gr8" draw:text-style-name="P2" draw:layer="layout" svg:width="4.193cm" svg:height="1.815cm" svg:x="15.557cm" svg:y="17.531cm">
          <text:p text:style-name="P1"><text:span text:style-name="T1">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3" draw:id="id13" draw:layer="layout" svg:width="4.5cm" svg:height="2cm" svg:x="12cm" svg:y="5.5cm">
          <text:p text:style-name="P1"><text:span text:style-name="T5">HashMap</text:span></text:p>
          <text:p text:style-name="P1"><text:span text:style-name="T6">Implementa <text:s text:c="4"/>Serializable, Cloneable</text:span></text:p>
          <draw:enhanced-geometry svg:viewBox="0 0 21600 21600" draw:type="rectangle" draw:enhanced-path="M 0 0 L 21600 0 21600 21600 0 21600 0 0 Z N"/>
        </draw:custom-shape>
        <draw:connector draw:style-name="gr23" draw:text-style-name="P10" draw:layer="layout" svg:x1="11.085cm" svg:y1="6.482cm" svg:x2="12cm" svg:y2="6.5cm" draw:start-shape="id12" draw:start-glue-point="1" draw:end-shape="id13" draw:end-glue-point="3" svg:d="M11085 6482h457v18h458" svg:viewBox="0 0 916 19">
          <text:p/>
        </draw:connector>
        <draw:custom-shape draw:style-name="gr3" draw:text-style-name="P4" xml:id="id14" draw:id="id14" draw:layer="layout" svg:width="4.335cm" svg:height="2.035cm" svg:x="12.1cm" svg:y="14cm">
          <text:p text:style-name="P3"><text:span text:style-name="T9">AbstractSet</text:span></text:p>
          <text:p text:style-name="P3"><text:span text:style-name="T10">Implementa Set&lt;E&gt;</text:span>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8.832cm" svg:y1="10.285cm" svg:x2="12.1cm" svg:y2="15.017cm" draw:start-shape="id2" draw:start-glue-point="2" draw:end-shape="id14" draw:end-glue-point="3" svg:d="M8832 10285v4732h3268" svg:viewBox="0 0 3269 4733">
          <text:p/>
        </draw:connector>
        <draw:custom-shape draw:style-name="gr4" draw:text-style-name="P5" xml:id="id15" draw:id="id15" draw:layer="layout" svg:width="4.226cm" svg:height="2cm" svg:x="17.5cm" svg:y="14.05cm">
          <text:p text:style-name="P1"><text:span text:style-name="T5">HashSet</text:span></text:p>
          <text:p text:style-name="P1"><text:span text:style-name="T6">Implementa <text:s text:c="2"/>Set&lt;E&gt;, Cloneable, Serializable</text:span></text:p>
          <draw:enhanced-geometry svg:viewBox="0 0 21600 21600" draw:type="rectangle" draw:enhanced-path="M 0 0 L 21600 0 21600 21600 0 21600 0 0 Z N"/>
        </draw:custom-shape>
        <draw:connector draw:style-name="gr25" draw:text-style-name="P10" draw:layer="layout" svg:x1="16.435cm" svg:y1="15.017cm" svg:x2="17.5cm" svg:y2="15.05cm" draw:start-shape="id14" draw:start-glue-point="1" draw:end-shape="id15" draw:end-glue-point="3" svg:d="M16435 15017h532v33h533" svg:viewBox="0 0 1066 34">
          <text:p/>
        </draw:connector>
        <draw:custom-shape draw:style-name="gr8" draw:text-style-name="P2" xml:id="id16" draw:id="id16" draw:layer="layout" svg:width="4.193cm" svg:height="1.815cm" svg:x="20.25cm" svg:y="17.5cm">
          <text:p text:style-name="P1"><text:span text:style-name="T1">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0" draw:layer="layout" svg:x1="7.9cm" svg:y1="17.531cm" svg:x2="22.346cm" svg:y2="17.5cm" draw:start-shape="id4" draw:start-glue-point="0" draw:end-shape="id16" draw:end-glue-point="0" svg:d="M7900 17531v-533h14446v502" svg:viewBox="0 0 14447 53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5" draw:display-name="Puntas de flecha 25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8T16:00:03.968017062</meta:creation-date>
    <dc:date>2023-06-02T19:12:46.596000000</dc:date>
    <meta:editing-duration>PT1H36M47S</meta:editing-duration>
    <meta:editing-cycles>9</meta:editing-cycles>
    <meta:generator>LibreOffice/7.2.0.4$Windows_X86_64 LibreOffice_project/9a9c6381e3f7a62afc1329bd359cc48accb6435b</meta:generator>
    <meta:document-statistic meta:object-count="38"/>
  </office:meta>
</office:document-meta>
</file>